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, Times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df4" officeooo:paragraph-rsid="00063df4"/>
    </style:style>
    <style:style style:name="P2" style:family="paragraph" style:parent-style-name="Standard">
      <style:text-properties officeooo:rsid="00063df4" officeooo:paragraph-rsid="0006bb32"/>
    </style:style>
    <style:style style:name="P3" style:family="paragraph" style:parent-style-name="Standard">
      <style:text-properties officeooo:rsid="00063df4" officeooo:paragraph-rsid="00076a07"/>
    </style:style>
    <style:style style:name="P4" style:family="paragraph" style:parent-style-name="Standard">
      <style:text-properties officeooo:rsid="00063df4" officeooo:paragraph-rsid="0007d7b9"/>
    </style:style>
    <style:style style:name="P5" style:family="paragraph" style:parent-style-name="Standard">
      <style:text-properties officeooo:rsid="00076a07" officeooo:paragraph-rsid="00076a07"/>
    </style:style>
    <style:style style:name="P6" style:family="paragraph" style:parent-style-name="Standard">
      <style:text-properties officeooo:rsid="0007d7b9" officeooo:paragraph-rsid="0007d7b9"/>
    </style:style>
    <style:style style:name="P7" style:family="paragraph" style:parent-style-name="Standard">
      <style:text-properties officeooo:rsid="00076a07" officeooo:paragraph-rsid="00076a07"/>
    </style:style>
    <style:style style:name="P8" style:family="paragraph" style:parent-style-name="Standard">
      <style:text-properties officeooo:rsid="00063df4" officeooo:paragraph-rsid="0006bb32"/>
    </style:style>
    <style:style style:name="P9" style:family="paragraph" style:parent-style-name="Standard">
      <style:text-properties officeooo:rsid="00063df4" officeooo:paragraph-rsid="00076a07"/>
    </style:style>
    <style:style style:name="P10" style:family="paragraph" style:parent-style-name="Standard">
      <style:text-properties officeooo:paragraph-rsid="0006bb32"/>
    </style:style>
    <style:style style:name="P11" style:family="paragraph" style:parent-style-name="Standard">
      <style:text-properties officeooo:paragraph-rsid="0007d7b9"/>
    </style:style>
    <style:style style:name="P12" style:family="paragraph" style:parent-style-name="Standard">
      <style:text-properties officeooo:rsid="00132670" officeooo:paragraph-rsid="00132670"/>
    </style:style>
    <style:style style:name="P13" style:family="paragraph" style:parent-style-name="Standard">
      <style:text-properties officeooo:paragraph-rsid="00132670"/>
    </style:style>
    <style:style style:name="P14" style:family="paragraph" style:parent-style-name="Standard">
      <style:text-properties officeooo:rsid="0015f18b" officeooo:paragraph-rsid="0015f18b"/>
    </style:style>
    <style:style style:name="P15" style:family="paragraph" style:parent-style-name="Standard">
      <style:text-properties officeooo:rsid="0015f18b" officeooo:paragraph-rsid="00183431"/>
    </style:style>
    <style:style style:name="P16" style:family="paragraph" style:parent-style-name="Standard">
      <style:text-properties officeooo:paragraph-rsid="00183431"/>
    </style:style>
    <style:style style:name="T1" style:family="text">
      <style:text-properties officeooo:rsid="00063df4"/>
    </style:style>
    <style:style style:name="T2" style:family="text">
      <style:text-properties officeooo:rsid="0006bb32"/>
    </style:style>
    <style:style style:name="T3" style:family="text">
      <style:text-properties officeooo:rsid="00076a07"/>
    </style:style>
    <style:style style:name="T4" style:family="text">
      <style:text-properties officeooo:rsid="0007d7b9"/>
    </style:style>
    <style:style style:name="T5" style:family="text">
      <style:text-properties officeooo:rsid="000aac23"/>
    </style:style>
    <style:style style:name="T6" style:family="text">
      <style:text-properties officeooo:rsid="000d4175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8" style:family="text">
      <style:text-properties officeooo:rsid="000edeab"/>
    </style:style>
    <style:style style:name="T9" style:family="text">
      <style:text-properties officeooo:rsid="00113d9e"/>
    </style:style>
    <style:style style:name="T10" style:family="text">
      <style:text-properties officeooo:rsid="00132670"/>
    </style:style>
    <style:style style:name="T11" style:family="text">
      <style:text-properties officeooo:rsid="00148f57"/>
    </style:style>
    <style:style style:name="T12" style:family="text">
      <style:text-properties officeooo:rsid="00150958"/>
    </style:style>
    <style:style style:name="T13" style:family="text">
      <style:text-properties officeooo:rsid="0015f18b"/>
    </style:style>
    <style:style style:name="T14" style:family="text">
      <style:text-properties officeooo:rsid="0018a9ce"/>
    </style:style>
    <style:style style:name="T15" style:family="text">
      <style:text-properties officeooo:rsid="0019553f"/>
    </style:style>
    <style:style style:name="T16" style:family="text">
      <style:text-properties officeooo:rsid="001aa6b2"/>
    </style:style>
    <style:style style:name="T17" style:family="text">
      <style:text-properties officeooo:rsid="001b57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ожительные тесты</text:p>
      <text:p text:style-name="P1"/>
      <text:p text:style-name="P1">Группа 1: <text:span text:style-name="T3">two_</text:span>sol<text:span text:style-name="T6">u</text:span></text:p>
      <text:p text:style-name="P1">Тесты на два корня</text:p>
      <text:p text:style-name="P1"/>
      <text:p text:style-name="P1"><text:tab/>Тест 1: <text:span text:style-name="T2">test1</text:span></text:p>
      <text:p text:style-name="P1"><text:tab/><text:span text:style-name="T2">Аргументы: -1, </text:span><text:span text:style-name="T5">2</text:span><text:span text:style-name="T2">, 15</text:span></text:p>
      <text:p text:style-name="P1"><text:tab/><text:span text:style-name="T2">Ожидаемый результат: 2, -3, 5</text:span></text:p>
      <text:p text:style-name="P1"/>
      <text:p text:style-name="P2"><text:tab/>Тест <text:span text:style-name="T2">2</text:span>: <text:span text:style-name="T2">test2</text:span> </text:p>
      <text:p text:style-name="P2"><text:tab/><text:span text:style-name="T2">Аргументы: 4, 0, -</text:span><text:span text:style-name="T3">4</text:span></text:p>
      <text:p text:style-name="P2"><text:tab/><text:span text:style-name="T2">Ожидаемый результат: </text:span><text:span text:style-name="T3">2, -1, 1</text:span></text:p>
      <text:p text:style-name="P2"/>
      <text:p text:style-name="P2"><text:tab/><text:span text:style-name="T6">Тест 3: test3</text:span></text:p>
      <text:p text:style-name="P10"><text:span text:style-name="T1"><text:tab/></text:span><text:span text:style-name="T6">Аргументы: </text:span><text:span text:style-name="T8">3.76</text:span><text:span text:style-name="T6">, </text:span><text:span text:style-name="T8">5.678</text:span><text:span text:style-name="T6">, -</text:span><text:span text:style-name="T8">4</text:span></text:p>
      <text:p text:style-name="P10"><text:span text:style-name="T1"><text:tab/></text:span><text:span text:style-name="T6">Ожидаемый результат: </text:span><text:span text:style-name="T7">-2.03330790367012, 0.5232015206913966</text:span></text:p>
      <text:p text:style-name="P2"/>
      <text:p text:style-name="P5">Группа 2: one_sol</text:p>
      <text:p text:style-name="P5">Тесты на один корень</text:p>
      <text:p text:style-name="P5"/>
      <text:p text:style-name="P5"><text:tab/><text:span text:style-name="T1">Тест 1: </text:span>test1</text:p>
      <text:p text:style-name="P3"><text:tab/><text:span text:style-name="T2">Аргументы: </text:span><text:span text:style-name="T3">1, -2.4, 1.44</text:span></text:p>
      <text:p text:style-name="P3"><text:tab/><text:span text:style-name="T2">Ожидаемый результат: </text:span><text:span text:style-name="T3">1, 1.2, 1.2</text:span></text:p>
      <text:p text:style-name="P3"/>
      <text:p text:style-name="P5">Группа 3: <text:span text:style-name="T4">no_sol</text:span></text:p>
      <text:p text:style-name="P5">Тесты для уравнений без решений</text:p>
      <text:p text:style-name="P5"/>
      <text:p text:style-name="P5"><text:tab/><text:span text:style-name="T1">Тест 1: </text:span><text:span text:style-name="T4">test1</text:span></text:p>
      <text:p text:style-name="P3"><text:tab/><text:span text:style-name="T2">Аргументы: </text:span><text:span text:style-name="T4">1, 1, 2</text:span></text:p>
      <text:p text:style-name="P3"><text:tab/><text:span text:style-name="T2">Ожидаемый результат: </text:span><text:span text:style-name="T4">0, 0, 0</text:span></text:p>
      <text:p text:style-name="P3"/>
      <text:p text:style-name="P14">Группа 4: <text:span text:style-name="T15">linear</text:span></text:p>
      <text:p text:style-name="P14">Тесты для коэффициентов, задающих линейное уравнение</text:p>
      <text:p text:style-name="P14"/>
      <text:p text:style-name="P14"><text:tab/>Тест 1: <text:span text:style-name="T16">test1</text:span></text:p>
      <text:p text:style-name="P14"><text:tab/>Аргументы: <text:span text:style-name="T16">0, 4, 0</text:span></text:p>
      <text:p text:style-name="P14"><text:tab/>Ожидаемый результат: <text:span text:style-name="T16">1, 0, 0</text:span></text:p>
      <text:p text:style-name="P14"/>
      <text:p text:style-name="P16"><text:span text:style-name="T13"><text:tab/>Тест </text:span><text:span text:style-name="T14">2</text:span><text:span text:style-name="T13">: </text:span><text:span text:style-name="T17">test2</text:span></text:p>
      <text:p text:style-name="P15"><text:tab/>Аргументы: <text:span text:style-name="T17">0, 2, 3</text:span></text:p>
      <text:p text:style-name="P15"><text:tab/>Ожидаемый результат: <text:span text:style-name="T17">1, -1.5, -1.5</text:span></text:p>
      <text:p text:style-name="P3"/>
      <text:p text:style-name="P11"><text:span text:style-name="T4">Группа </text:span><text:span text:style-name="T13">5</text:span><text:span text:style-name="T4">: infinitive_sol</text:span></text:p>
      <text:p text:style-name="P6">Тесты для уравнения с бесконечным количеством решений</text:p>
      <text:p text:style-name="P6"/>
      <text:p text:style-name="P6"><text:tab/><text:span text:style-name="T1">Тест 1: </text:span>test1</text:p>
      <text:p text:style-name="P4"><text:tab/><text:span text:style-name="T2">Аргументы: </text:span><text:span text:style-name="T9">0</text:span><text:span text:style-name="T4">, 0, 0</text:span></text:p>
      <text:p text:style-name="P11"><text:span text:style-name="T1"><text:tab/></text:span><text:span text:style-name="T2">Ожидаемый результат: </text:span><text:span text:style-name="T9">3</text:span><text:span text:style-name="T4">, 0, 0</text:span></text:p>
      <text:p text:style-name="P11"/>
      <text:p text:style-name="P13"><text:span text:style-name="T10">Группа </text:span><text:span text:style-name="T13">6</text:span><text:span text:style-name="T10">: </text:span><text:span text:style-name="T12">uncorrect_data</text:span></text:p>
      <text:p text:style-name="P12">Тесты для некорректно введённых данных </text:p>
      <text:p text:style-name="P12"><text:tab/></text:p>
      <text:p text:style-name="P12"><text:soft-page-break/><text:tab/>Тест 1: <text:span text:style-name="T11">test1</text:span></text:p>
      <text:p text:style-name="P12"><text:tab/>Аргументы: <text:span text:style-name="T11">0, 0, 9</text:span></text:p>
      <text:p text:style-name="P12"><text:tab/>Ожидаемый результат: -<text:span text:style-name="T11">1, 0, 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, Times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2:36:06.077346787</meta:creation-date>
    <dc:date>2021-03-24T21:26:36.318514510</dc:date>
    <meta:editing-duration>PT59M22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2" meta:paragraph-count="41" meta:word-count="158" meta:character-count="967" meta:non-whitespace-character-count="819"/>
  </office:meta>
</office:document-meta>
</file>